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fo:keep-with-next="auto" style:may-break-between-rows="false"/>
    </style:style>
    <style:style style:name="Tabella1.A" style:family="table-column">
      <style:table-column-properties style:column-width="5.398cm" style:rel-column-width="12771*"/>
    </style:style>
    <style:style style:name="Tabella1.B" style:family="table-column">
      <style:table-column-properties style:column-width="0.794cm" style:rel-column-width="1878*"/>
    </style:style>
    <style:style style:name="Tabella1.C" style:family="table-column">
      <style:table-column-properties style:column-width="1.792cm" style:rel-column-width="4240*"/>
    </style:style>
    <style:style style:name="Tabella1.N" style:family="table-column">
      <style:table-column-properties style:column-width="1.794cm" style:rel-column-width="4246*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564cm"/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none" fo:border-top="none" fo:border-bottom="0.05pt solid #000000"/>
    </style:style>
    <style:style style:name="Tabella1.K2" style:family="table-cell">
      <style:table-cell-properties fo:padding="0.049cm" fo:border-left="0.05pt solid #000000" fo:border-right="none" fo:border-top="none" fo:border-bottom="0.05pt solid #000000"/>
    </style:style>
    <style:style style:name="Tabella1.L2" style:family="table-cell">
      <style:table-cell-properties fo:padding="0.049cm" fo:border-left="0.05pt solid #000000" fo:border-right="none" fo:border-top="none" fo:border-bottom="0.05pt solid #000000"/>
    </style:style>
    <style:style style:name="Tabella1.M2" style:family="table-cell">
      <style:table-cell-properties fo:padding="0.049cm" fo:border-left="0.05pt solid #000000" fo:border-right="none" fo:border-top="none" fo:border-bottom="0.05pt solid #000000"/>
    </style:style>
    <style:style style:name="Tabella1.N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fo:padding="0.049cm" fo:border-left="0.05pt solid #000000" fo:border-right="none" fo:border-top="none" fo:border-bottom="0.05pt solid #000000"/>
    </style:style>
    <style:style style:name="Tabella1.D3" style:family="table-cell">
      <style:table-cell-properties fo:padding="0.049cm" fo:border-left="0.05pt solid #000000" fo:border-right="none" fo:border-top="none" fo:border-bottom="0.05pt solid #000000"/>
    </style:style>
    <style:style style:name="Tabella1.E3" style:family="table-cell">
      <style:table-cell-properties fo:padding="0.049cm" fo:border-left="0.05pt solid #000000" fo:border-right="none" fo:border-top="none" fo:border-bottom="0.05pt solid #000000"/>
    </style:style>
    <style:style style:name="Tabella1.F3" style:family="table-cell">
      <style:table-cell-properties fo:padding="0.049cm" fo:border-left="0.05pt solid #000000" fo:border-right="none" fo:border-top="none" fo:border-bottom="0.05pt solid #000000"/>
    </style:style>
    <style:style style:name="Tabella1.G3" style:family="table-cell">
      <style:table-cell-properties fo:padding="0.049cm" fo:border-left="0.05pt solid #000000" fo:border-right="none" fo:border-top="none" fo:border-bottom="0.05pt solid #000000"/>
    </style:style>
    <style:style style:name="Tabella1.H3" style:family="table-cell">
      <style:table-cell-properties fo:padding="0.049cm" fo:border-left="0.05pt solid #000000" fo:border-right="none" fo:border-top="none" fo:border-bottom="0.05pt solid #000000"/>
    </style:style>
    <style:style style:name="Tabella1.I3" style:family="table-cell">
      <style:table-cell-properties fo:padding="0.049cm" fo:border-left="0.05pt solid #000000" fo:border-right="none" fo:border-top="none" fo:border-bottom="0.05pt solid #000000"/>
    </style:style>
    <style:style style:name="Tabella1.J3" style:family="table-cell">
      <style:table-cell-properties fo:padding="0.049cm" fo:border-left="0.05pt solid #000000" fo:border-right="none" fo:border-top="none" fo:border-bottom="0.05pt solid #000000"/>
    </style:style>
    <style:style style:name="Tabella1.K3" style:family="table-cell">
      <style:table-cell-properties fo:padding="0.049cm" fo:border-left="0.05pt solid #000000" fo:border-right="none" fo:border-top="none" fo:border-bottom="0.05pt solid #000000"/>
    </style:style>
    <style:style style:name="Tabella1.L3" style:family="table-cell">
      <style:table-cell-properties fo:padding="0.049cm" fo:border-left="0.05pt solid #000000" fo:border-right="none" fo:border-top="none" fo:border-bottom="0.05pt solid #000000"/>
    </style:style>
    <style:style style:name="Tabella1.M3" style:family="table-cell">
      <style:table-cell-properties fo:padding="0.049cm" fo:border-left="0.05pt solid #000000" fo:border-right="none" fo:border-top="none" fo:border-bottom="0.05pt solid #000000"/>
    </style:style>
    <style:style style:name="Tabella1.N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I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none" fo:border-top="none" fo:border-bottom="0.05pt solid #000000"/>
    </style:style>
    <style:style style:name="Tabella1.K4" style:family="table-cell">
      <style:table-cell-properties fo:padding="0.049cm" fo:border-left="0.05pt solid #000000" fo:border-right="none" fo:border-top="none" fo:border-bottom="0.05pt solid #000000"/>
    </style:style>
    <style:style style:name="Tabella1.L4" style:family="table-cell">
      <style:table-cell-properties fo:padding="0.049cm" fo:border-left="0.05pt solid #000000" fo:border-right="none" fo:border-top="none" fo:border-bottom="0.05pt solid #000000"/>
    </style:style>
    <style:style style:name="Tabella1.M4" style:family="table-cell">
      <style:table-cell-properties fo:padding="0.049cm" fo:border-left="0.05pt solid #000000" fo:border-right="none" fo:border-top="none" fo:border-bottom="0.05pt solid #000000"/>
    </style:style>
    <style:style style:name="Tabella1.N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49cm" fo:border-left="0.05pt solid #000000" fo:border-right="none" fo:border-top="none" fo:border-bottom="0.05pt solid #000000"/>
    </style:style>
    <style:style style:name="Tabella1.B5" style:family="table-cell">
      <style:table-cell-properties fo:padding="0.049cm" fo:border-left="0.05pt solid #000000" fo:border-right="none" fo:border-top="none" fo:border-bottom="0.05pt solid #000000"/>
    </style:style>
    <style:style style:name="Tabella1.C5" style:family="table-cell">
      <style:table-cell-properties fo:padding="0.049cm" fo:border-left="0.05pt solid #000000" fo:border-right="none" fo:border-top="none" fo:border-bottom="0.05pt solid #000000"/>
    </style:style>
    <style:style style:name="Tabella1.D5" style:family="table-cell">
      <style:table-cell-properties fo:padding="0.049cm" fo:border-left="0.05pt solid #000000" fo:border-right="none" fo:border-top="none" fo:border-bottom="0.05pt solid #000000"/>
    </style:style>
    <style:style style:name="Tabella1.E5" style:family="table-cell">
      <style:table-cell-properties fo:padding="0.049cm" fo:border-left="0.05pt solid #000000" fo:border-right="none" fo:border-top="none" fo:border-bottom="0.05pt solid #000000"/>
    </style:style>
    <style:style style:name="Tabella1.F5" style:family="table-cell">
      <style:table-cell-properties fo:padding="0.049cm" fo:border-left="0.05pt solid #000000" fo:border-right="none" fo:border-top="none" fo:border-bottom="0.05pt solid #000000"/>
    </style:style>
    <style:style style:name="Tabella1.G5" style:family="table-cell">
      <style:table-cell-properties fo:padding="0.049cm" fo:border-left="0.05pt solid #000000" fo:border-right="none" fo:border-top="none" fo:border-bottom="0.05pt solid #000000"/>
    </style:style>
    <style:style style:name="Tabella1.H5" style:family="table-cell">
      <style:table-cell-properties fo:padding="0.049cm" fo:border-left="0.05pt solid #000000" fo:border-right="none" fo:border-top="none" fo:border-bottom="0.05pt solid #000000"/>
    </style:style>
    <style:style style:name="Tabella1.I5" style:family="table-cell">
      <style:table-cell-properties fo:padding="0.049cm" fo:border-left="0.05pt solid #000000" fo:border-right="none" fo:border-top="none" fo:border-bottom="0.05pt solid #000000"/>
    </style:style>
    <style:style style:name="Tabella1.J5" style:family="table-cell">
      <style:table-cell-properties fo:padding="0.049cm" fo:border-left="0.05pt solid #000000" fo:border-right="none" fo:border-top="none" fo:border-bottom="0.05pt solid #000000"/>
    </style:style>
    <style:style style:name="Tabella1.K5" style:family="table-cell">
      <style:table-cell-properties fo:padding="0.049cm" fo:border-left="0.05pt solid #000000" fo:border-right="none" fo:border-top="none" fo:border-bottom="0.05pt solid #000000"/>
    </style:style>
    <style:style style:name="Tabella1.L5" style:family="table-cell">
      <style:table-cell-properties fo:padding="0.049cm" fo:border-left="0.05pt solid #000000" fo:border-right="none" fo:border-top="none" fo:border-bottom="0.05pt solid #000000"/>
    </style:style>
    <style:style style:name="Tabella1.M5" style:family="table-cell">
      <style:table-cell-properties fo:padding="0.049cm" fo:border-left="0.05pt solid #000000" fo:border-right="none" fo:border-top="none" fo:border-bottom="0.05pt solid #000000"/>
    </style:style>
    <style:style style:name="Tabella1.N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cm" fo:border="none"/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C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none" fo:border-top="none" fo:border-bottom="0.05pt solid #000000"/>
    </style:style>
    <style:style style:name="Tabella1.J6" style:family="table-cell">
      <style:table-cell-properties fo:padding="0.049cm" fo:border-left="0.05pt solid #000000" fo:border-right="none" fo:border-top="none" fo:border-bottom="0.05pt solid #000000"/>
    </style:style>
    <style:style style:name="Tabella1.K6" style:family="table-cell">
      <style:table-cell-properties fo:padding="0.049cm" fo:border-left="0.05pt solid #000000" fo:border-right="none" fo:border-top="none" fo:border-bottom="0.05pt solid #000000"/>
    </style:style>
    <style:style style:name="Tabella1.L6" style:family="table-cell">
      <style:table-cell-properties fo:padding="0.049cm" fo:border-left="0.05pt solid #000000" fo:border-right="none" fo:border-top="none" fo:border-bottom="0.05pt solid #000000"/>
    </style:style>
    <style:style style:name="Tabella1.M6" style:family="table-cell">
      <style:table-cell-properties fo:padding="0.049cm" fo:border-left="0.05pt solid #000000" fo:border-right="none" fo:border-top="none" fo:border-bottom="0.05pt solid #000000"/>
    </style:style>
    <style:style style:name="Tabella1.N6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urier 10 Pitch" fo:font-size="9pt" fo:font-weight="bold" officeooo:rsid="003d6bfb" officeooo:paragraph-rsid="003d6bfb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officeooo:rsid="000f3f20" officeooo:paragraph-rsid="003d6bfb" style:font-name-asian="SimSun" style:font-size-asian="5.25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3d6bfb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3d6bfb" officeooo:paragraph-rsid="003f897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3c366e" officeooo:paragraph-rsid="003e7b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bold" officeooo:rsid="003c366e" officeooo:paragraph-rsid="003f897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bold" officeooo:rsid="003c366e" officeooo:paragraph-rsid="00445e9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normal" officeooo:rsid="003c366e" officeooo:paragraph-rsid="003f89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3e7b05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fo:font-size="6pt" fo:font-style="normal" style:text-underline-style="none" style:font-name-asian="SimSun" style:font-size-asian="6pt" style:font-style-asian="normal" style:font-name-complex="Tahoma" style:font-size-complex="6pt" style:font-style-complex="normal"/>
    </style:style>
    <style:style style:name="T5" style:family="text">
      <style:text-properties officeooo:rsid="00197d1e"/>
    </style:style>
    <style:style style:name="T6" style:family="text">
      <style:text-properties fo:font-size="10pt" officeooo:rsid="003c366e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ext-input text:description="&lt;for each=&quot;inv, tscar, tcar, mm, oc, of, o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11"/>
        <table:table-column table:style-name="Tabella1.N"/>
        <table:table-header-rows>
          <table:table-row>
            <table:table-cell table:style-name="Tabella1.A1" table:number-columns-spanned="14" office:value-type="string">
              <text:p text:style-name="P13"><text:span text:style-name="T2"><text:placeholder text:placeholder-type="text">&lt;setLang('it_IT')&gt;</text:placeholder></text:span><text:span text:style-name="T3"><text:placeholder text:placeholder-type="text">&lt;o.name&gt;</text:placeholder></text:span><text:span text:style-name="T3"> </text:span><text:span text:style-name="T3"><text:placeholder text:placeholder-type="text">&lt;'(fornitore principale: )'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2">
          <table:table-cell table:style-name="Tabella1.A2" table:number-columns-spanned="2" office:value-type="string">
            <text:p text:style-name="P9"><text:placeholder text:placeholder-type="text">&lt;o.default_code&gt;</text:placeholder></text:p>
          </table:table-cell>
          <table:covered-table-cell/>
          <table:table-cell table:style-name="Tabella1.C2" office:value-type="string">
            <text:p text:style-name="P3">Set.</text:p>
          </table:table-cell>
          <table:table-cell table:style-name="Tabella1.D5" office:value-type="string">
            <text:p text:style-name="P3">Ott.</text:p>
          </table:table-cell>
          <table:table-cell table:style-name="Tabella1.E5" office:value-type="string">
            <text:p text:style-name="P3">Nov.</text:p>
          </table:table-cell>
          <table:table-cell table:style-name="Tabella1.F5" office:value-type="string">
            <text:p text:style-name="P3">Dic.</text:p>
          </table:table-cell>
          <table:table-cell table:style-name="Tabella1.G5" office:value-type="string">
            <text:p text:style-name="P3">Gen.</text:p>
          </table:table-cell>
          <table:table-cell table:style-name="Tabella1.H5" office:value-type="string">
            <text:p text:style-name="P3">Feb.</text:p>
          </table:table-cell>
          <table:table-cell table:style-name="Tabella1.I5" office:value-type="string">
            <text:p text:style-name="P3">Mar.</text:p>
          </table:table-cell>
          <table:table-cell table:style-name="Tabella1.J5" office:value-type="string">
            <text:p text:style-name="P3">Apr.</text:p>
          </table:table-cell>
          <table:table-cell table:style-name="Tabella1.K5" office:value-type="string">
            <text:p text:style-name="P3">Mag.</text:p>
          </table:table-cell>
          <table:table-cell table:style-name="Tabella1.L5" office:value-type="string">
            <text:p text:style-name="P3">Giu.</text:p>
          </table:table-cell>
          <table:table-cell table:style-name="Tabella1.M5" office:value-type="string">
            <text:p text:style-name="P3">Lug.</text:p>
          </table:table-cell>
          <table:table-cell table:style-name="Tabella1.N5" office:value-type="string">
            <text:p text:style-name="P3">Ago.</text:p>
          </table:table-cell>
        </table:table-row>
        <table:table-row>
          <table:table-cell table:style-name="Tabella1.A5" office:value-type="string">
            <text:p text:style-name="P8">Inventario 01/09: <text:span text:style-name="T6"><text:placeholder text:placeholder-type="text">&lt;inv&gt;</text:placeholder></text:span></text:p>
          </table:table-cell>
          <table:table-cell table:style-name="Tabella1.B5" office:value-type="string">
            <text:p text:style-name="P3">MM</text:p>
          </table:table-cell>
          <table:table-cell table:style-name="Tabella1.D5" office:value-type="string">
            <text:p text:style-name="P12"><text:placeholder text:placeholder-type="text">&lt;mm[0]&gt;</text:placeholder></text:p>
          </table:table-cell>
          <table:table-cell table:style-name="Tabella1.D5" office:value-type="string">
            <text:p text:style-name="P12"><text:placeholder text:placeholder-type="text">&lt;mm[1]&gt;</text:placeholder></text:p>
          </table:table-cell>
          <table:table-cell table:style-name="Tabella1.E5" office:value-type="string">
            <text:p text:style-name="P12"><text:placeholder text:placeholder-type="text">&lt;mm[2]&gt;</text:placeholder></text:p>
          </table:table-cell>
          <table:table-cell table:style-name="Tabella1.F5" office:value-type="string">
            <text:p text:style-name="P12"><text:placeholder text:placeholder-type="text">&lt;mm[3]&gt;</text:placeholder></text:p>
          </table:table-cell>
          <table:table-cell table:style-name="Tabella1.G5" office:value-type="string">
            <text:p text:style-name="P12"><text:placeholder text:placeholder-type="text">&lt;mm[4]&gt;</text:placeholder></text:p>
          </table:table-cell>
          <table:table-cell table:style-name="Tabella1.H5" office:value-type="string">
            <text:p text:style-name="P12"><text:placeholder text:placeholder-type="text">&lt;mm[5]&gt;</text:placeholder></text:p>
          </table:table-cell>
          <table:table-cell table:style-name="Tabella1.I5" office:value-type="string">
            <text:p text:style-name="P12"><text:placeholder text:placeholder-type="text">&lt;mm[6]&gt;</text:placeholder></text:p>
          </table:table-cell>
          <table:table-cell table:style-name="Tabella1.J5" office:value-type="string">
            <text:p text:style-name="P12"><text:placeholder text:placeholder-type="text">&lt;mm[7]&gt;</text:placeholder></text:p>
          </table:table-cell>
          <table:table-cell table:style-name="Tabella1.K5" office:value-type="string">
            <text:p text:style-name="P12"><text:placeholder text:placeholder-type="text">&lt;mm[8]&gt;</text:placeholder></text:p>
          </table:table-cell>
          <table:table-cell table:style-name="Tabella1.L5" office:value-type="string">
            <text:p text:style-name="P12"><text:placeholder text:placeholder-type="text">&lt;mm[9]&gt;</text:placeholder></text:p>
          </table:table-cell>
          <table:table-cell table:style-name="Tabella1.M5" office:value-type="string">
            <text:p text:style-name="P12"><text:placeholder text:placeholder-type="text">&lt;mm[10]&gt;</text:placeholder></text:p>
          </table:table-cell>
          <table:table-cell table:style-name="Tabella1.N5" office:value-type="string">
            <text:p text:style-name="P12"><text:placeholder text:placeholder-type="text">&lt;mm[11]&gt;</text:placeholder></text:p>
          </table:table-cell>
        </table:table-row>
        <table:table-row>
          <table:table-cell table:style-name="Tabella1.A5" office:value-type="string">
            <text:p text:style-name="P8">Tot. Scar.: <text:span text:style-name="T6"><text:placeholder text:placeholder-type="text">&lt;tscar&gt;</text:placeholder></text:span></text:p>
          </table:table-cell>
          <table:table-cell table:style-name="Tabella1.B5" office:value-type="string">
            <text:p text:style-name="P3">OC</text:p>
          </table:table-cell>
          <table:table-cell table:style-name="Tabella1.D5" office:value-type="string">
            <text:p text:style-name="P12"><text:placeholder text:placeholder-type="text">&lt;oc[0]&gt;</text:placeholder></text:p>
          </table:table-cell>
          <table:table-cell table:style-name="Tabella1.D5" office:value-type="string">
            <text:p text:style-name="P12"><text:placeholder text:placeholder-type="text">&lt;oc[1]&gt;</text:placeholder></text:p>
          </table:table-cell>
          <table:table-cell table:style-name="Tabella1.E5" office:value-type="string">
            <text:p text:style-name="P12"><text:placeholder text:placeholder-type="text">&lt;oc[2]&gt;</text:placeholder></text:p>
          </table:table-cell>
          <table:table-cell table:style-name="Tabella1.F5" office:value-type="string">
            <text:p text:style-name="P12"><text:placeholder text:placeholder-type="text">&lt;oc[3]&gt;</text:placeholder></text:p>
          </table:table-cell>
          <table:table-cell table:style-name="Tabella1.G5" office:value-type="string">
            <text:p text:style-name="P12"><text:placeholder text:placeholder-type="text">&lt;oc[4]&gt;</text:placeholder></text:p>
          </table:table-cell>
          <table:table-cell table:style-name="Tabella1.H5" office:value-type="string">
            <text:p text:style-name="P12"><text:placeholder text:placeholder-type="text">&lt;oc[5]&gt;</text:placeholder></text:p>
          </table:table-cell>
          <table:table-cell table:style-name="Tabella1.I5" office:value-type="string">
            <text:p text:style-name="P12"><text:placeholder text:placeholder-type="text">&lt;oc[6]&gt;</text:placeholder></text:p>
          </table:table-cell>
          <table:table-cell table:style-name="Tabella1.J5" office:value-type="string">
            <text:p text:style-name="P12"><text:placeholder text:placeholder-type="text">&lt;oc[7]&gt;</text:placeholder></text:p>
          </table:table-cell>
          <table:table-cell table:style-name="Tabella1.K5" office:value-type="string">
            <text:p text:style-name="P12"><text:placeholder text:placeholder-type="text">&lt;oc[8]&gt;</text:placeholder></text:p>
          </table:table-cell>
          <table:table-cell table:style-name="Tabella1.L5" office:value-type="string">
            <text:p text:style-name="P12"><text:placeholder text:placeholder-type="text">&lt;oc[9]&gt;</text:placeholder></text:p>
          </table:table-cell>
          <table:table-cell table:style-name="Tabella1.M5" office:value-type="string">
            <text:p text:style-name="P12"><text:placeholder text:placeholder-type="text">&lt;oc[10]&gt;</text:placeholder></text:p>
          </table:table-cell>
          <table:table-cell table:style-name="Tabella1.N5" office:value-type="string">
            <text:p text:style-name="P12"><text:placeholder text:placeholder-type="text">&lt;oc[11]&gt;</text:placeholder></text:p>
          </table:table-cell>
        </table:table-row>
        <table:table-row>
          <table:table-cell table:style-name="Tabella1.A5" office:value-type="string">
            <text:p text:style-name="P8">Tot. Car.: <text:span text:style-name="T6"><text:placeholder text:placeholder-type="text">&lt;tcar&gt;</text:placeholder></text:span></text:p>
          </table:table-cell>
          <table:table-cell table:style-name="Tabella1.B5" office:value-type="string">
            <text:p text:style-name="P3">OF</text:p>
          </table:table-cell>
          <table:table-cell table:style-name="Tabella1.D5" office:value-type="string">
            <text:p text:style-name="P12"><text:placeholder text:placeholder-type="text">&lt;of[0]&gt;</text:placeholder></text:p>
          </table:table-cell>
          <table:table-cell table:style-name="Tabella1.D5" office:value-type="string">
            <text:p text:style-name="P12"><text:placeholder text:placeholder-type="text">&lt;of[1]&gt;</text:placeholder></text:p>
          </table:table-cell>
          <table:table-cell table:style-name="Tabella1.E5" office:value-type="string">
            <text:p text:style-name="P12"><text:placeholder text:placeholder-type="text">&lt;of[2]&gt;</text:placeholder></text:p>
          </table:table-cell>
          <table:table-cell table:style-name="Tabella1.F5" office:value-type="string">
            <text:p text:style-name="P12"><text:placeholder text:placeholder-type="text">&lt;of[3]&gt;</text:placeholder></text:p>
          </table:table-cell>
          <table:table-cell table:style-name="Tabella1.G5" office:value-type="string">
            <text:p text:style-name="P12"><text:placeholder text:placeholder-type="text">&lt;of[4]&gt;</text:placeholder></text:p>
          </table:table-cell>
          <table:table-cell table:style-name="Tabella1.H5" office:value-type="string">
            <text:p text:style-name="P12"><text:placeholder text:placeholder-type="text">&lt;of[5]&gt;</text:placeholder></text:p>
          </table:table-cell>
          <table:table-cell table:style-name="Tabella1.I5" office:value-type="string">
            <text:p text:style-name="P12"><text:placeholder text:placeholder-type="text">&lt;of[6]&gt;</text:placeholder></text:p>
          </table:table-cell>
          <table:table-cell table:style-name="Tabella1.J5" office:value-type="string">
            <text:p text:style-name="P12"><text:placeholder text:placeholder-type="text">&lt;of[7]&gt;</text:placeholder></text:p>
          </table:table-cell>
          <table:table-cell table:style-name="Tabella1.K5" office:value-type="string">
            <text:p text:style-name="P12"><text:placeholder text:placeholder-type="text">&lt;of[8]&gt;</text:placeholder></text:p>
          </table:table-cell>
          <table:table-cell table:style-name="Tabella1.L5" office:value-type="string">
            <text:p text:style-name="P12"><text:placeholder text:placeholder-type="text">&lt;of[9]&gt;</text:placeholder></text:p>
          </table:table-cell>
          <table:table-cell table:style-name="Tabella1.M5" office:value-type="string">
            <text:p text:style-name="P12"><text:placeholder text:placeholder-type="text">&lt;of[10]&gt;</text:placeholder></text:p>
          </table:table-cell>
          <table:table-cell table:style-name="Tabella1.N5" office:value-type="string">
            <text:p text:style-name="P12"><text:placeholder text:placeholder-type="text">&lt;of[11]&gt;</text:placeholder></text:p>
          </table:table-cell>
        </table:table-row>
        <table:table-row>
          <table:table-cell table:style-name="Tabella1.A6" office:value-type="string">
            <text:p text:style-name="P7"/>
          </table:table-cell>
          <table:table-cell table:style-name="Tabella1.B6" office:value-type="string">
            <text:p text:style-name="P3">SAL</text:p>
          </table:table-cell>
          <table:table-cell table:style-name="Tabella1.D6" office:value-type="string">
            <text:p text:style-name="P10"><text:placeholder text:placeholder-type="text">&lt;mm[0] + of[0] + oc[0]&gt;</text:placeholder></text:p>
          </table:table-cell>
          <table:table-cell table:style-name="Tabella1.D6" office:value-type="string">
            <text:p text:style-name="P11"><text:placeholder text:placeholder-type="text">&lt;mm[1] + of[1] + oc[1]&gt;</text:placeholder></text:p>
          </table:table-cell>
          <table:table-cell table:style-name="Tabella1.E6" office:value-type="string">
            <text:p text:style-name="P11"><text:placeholder text:placeholder-type="text">&lt;mm[2] + of[2] + oc[2]&gt;</text:placeholder></text:p>
          </table:table-cell>
          <table:table-cell table:style-name="Tabella1.F6" office:value-type="string">
            <text:p text:style-name="P11"><text:placeholder text:placeholder-type="text">&lt;mm[3] + of[3] + oc[3]&gt;</text:placeholder></text:p>
          </table:table-cell>
          <table:table-cell table:style-name="Tabella1.G6" office:value-type="string">
            <text:p text:style-name="P11"><text:placeholder text:placeholder-type="text">&lt;mm[4] + of[4] + oc[4]&gt;</text:placeholder></text:p>
          </table:table-cell>
          <table:table-cell table:style-name="Tabella1.H6" office:value-type="string">
            <text:p text:style-name="P11"><text:placeholder text:placeholder-type="text">&lt;mm[5] + of[5] + oc[5]&gt;</text:placeholder></text:p>
          </table:table-cell>
          <table:table-cell table:style-name="Tabella1.I6" office:value-type="string">
            <text:p text:style-name="P11"><text:placeholder text:placeholder-type="text">&lt;mm[6] + of[6] + oc[6]&gt;</text:placeholder></text:p>
          </table:table-cell>
          <table:table-cell table:style-name="Tabella1.J6" office:value-type="string">
            <text:p text:style-name="P11"><text:placeholder text:placeholder-type="text">&lt;mm[7] + of[7] + oc[7]&gt;</text:placeholder></text:p>
          </table:table-cell>
          <table:table-cell table:style-name="Tabella1.K6" office:value-type="string">
            <text:p text:style-name="P11"><text:placeholder text:placeholder-type="text">&lt;mm[8] + of[8] + oc[8]&gt;</text:placeholder></text:p>
          </table:table-cell>
          <table:table-cell table:style-name="Tabella1.L6" office:value-type="string">
            <text:p text:style-name="P11"><text:placeholder text:placeholder-type="text">&lt;mm[9] + of[9] + oc[9]&gt;</text:placeholder></text:p>
          </table:table-cell>
          <table:table-cell table:style-name="Tabella1.M6" office:value-type="string">
            <text:p text:style-name="P11"><text:placeholder text:placeholder-type="text">&lt;mm[10] + of[10] + oc[10]&gt;</text:placeholder></text:p>
          </table:table-cell>
          <table:table-cell table:style-name="Tabella1.N6" office:value-type="string">
            <text:p text:style-name="P11"><text:placeholder text:placeholder-type="text">&lt;mm[11] + of[11] + oc[11]&gt;</text:placeholder></text:p>
          </table:table-cell>
        </table:table-row>
      </table:table>
      <text:p text:style-name="P6"/>
      <text:p text:style-name="P5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Situazione Textilene</text:p>
        <text:p text:style-name="MP2">Filtro:</text:p>
      </style:header>
      <style:footer>
        <text:p text:style-name="MP3">Stampa effettuata il <text:span text:style-name="MT2"><text:placeholder text:placeholder-type="text">&lt;get_date()&gt;</text:placeholder></text:span><text:tab/><text:span text:style-name="MT3">Filtro fornitore: </text:span><text:span text:style-name="MT2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7T10:22:33.185979231</dc:date>
    <dc:creator>thebrush </dc:creator>
    <meta:editing-duration>PT6H18M33S</meta:editing-duration>
    <meta:editing-cycles>57</meta:editing-cycles>
    <meta:document-statistic meta:table-count="1" meta:image-count="0" meta:object-count="0" meta:page-count="1" meta:paragraph-count="74" meta:word-count="151" meta:character-count="884" meta:non-whitespace-character-count="811"/>
  </office:meta>
</office:document-meta>
</file>